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 Feedback form:</text:p>
      <text:p text:style-name="P1"/>
      <text:p text:style-name="P1">Project Name : <text:span text:style-name="T2">JFK Shopping Cart and Donation System</text:span></text:p>
      <text:p text:style-name="P1"/>
      <text:p text:style-name="P1">Meeting Location : <text:span text:style-name="T2">JMGTCC Office</text:span></text:p>
      <text:p text:style-name="P1">Meeting <text:s/>Date :<text:span text:style-name="T2">March 7, 2015</text:span><text:span text:style-name="T1"> Start time: _______ <text:s/><text:tab/>End Time: ______</text:span></text:p>
      <text:p text:style-name="P1"/>
      <text:p text:style-name="P1">Client Name : ___________________<text:tab/>Signature: _______________</text:p>
      <text:p text:style-name="P1"/>
      <text:p text:style-name="P1">Instructions: <text:line-break/>Please complete this evaluation for the presentation of the group<text:line-break/>Give a rating from 1(lowest) to 9(highest) for each of the questions/ items</text:p>
      <text:p text:style-name="P1">for evaluation listed below.<text:line-break/>Ratings: <text:s text:c="6"/>Below Avg. 1, 2, 3 <text:s/><text:tab/>Satisfactory 4, 5, 6<text:tab/><text:tab/>Excellent 7, 8, 9 </text:p>
      <text:p text:style-name="P1"/>
      <text:p text:style-name="P1">The team members started the presentation at the designated time:</text:p>
      <text:p text:style-name="P1">Rating: 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team members came prepared for the presentation. (Set up time was less than ten minutes)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presentation was clear and to the point. 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meet the requirements of the client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/>
      <text:p text:style-name="P1">The students were able to answer the questions of the client in a satisfactory manner.</text:p>
      <text:p text:style-name="P1">Rating:_______</text:p>
      <text:p text:style-name="P1">Comments: ______________________________________________</text:p>
      <text:p text:style-name="P1">________________________________________________________</text:p>
      <text:p text:style-name="P1"><text:s text:c="4"/></text:p>
      <text:p text:style-name="P1">Overall Comments on the student's presentation: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________________________________________________________</text:p>
      <text:p text:style-name="P1">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7-11-12T13:43:08</meta:creation-date>
    <dc:date>2015-03-07T10:54:59.15</dc:date>
    <dc:language>en-US</dc:language>
    <meta:editing-cycles>8</meta:editing-cycles>
    <meta:editing-duration>PT38M6S</meta:editing-duration>
    <meta:document-statistic meta:table-count="0" meta:image-count="0" meta:object-count="0" meta:page-count="1" meta:paragraph-count="34" meta:word-count="167" meta:character-count="1759"/>
    <dc:creator>Lois Anne Logronio</dc:creator>
    <meta:user-defined meta:name="Info 1"/>
    <meta:user-defined meta:name="Info 2"/>
    <meta:user-defined meta:name="Info 3"/>
    <meta:user-defined meta:name="Info 4"/>
  </office:meta>
</office:document-meta>
</file>